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52cm"/>
    </style:style>
    <style:style style:name="co3" style:family="table-column">
      <style:table-column-properties fo:break-before="auto" style:column-width="5.826cm"/>
    </style:style>
    <style:style style:name="co5" style:family="table-column">
      <style:table-column-properties fo:break-before="auto" style:column-width="4.13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cc00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ffcc00" style:text-align-source="fix" style:repeat-content="false"/>
      <style:paragraph-properties fo:text-align="start" fo:margin-left="0cm"/>
      <style:text-properties style:text-underline-style="none"/>
    </style:style>
    <style:style style:name="ce8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ce4"/>
        <table:table-column table:style-name="co5" table:number-columns-repeated="3" table:default-cell-style-name="ce1"/>
        <table:table-column table:style-name="co5" table:number-columns-repeated="4" table:default-cell-style-name="Default"/>
        <table:table-row table:style-name="ro2">
          <table:table-cell table:style-name="ce1" office:value-type="string">
            <text:p>Paket</text:p>
          </table:table-cell>
          <table:table-cell table:style-name="ce3" office:value-type="string">
            <text:p>Klasse</text:p>
          </table:table-cell>
          <table:table-cell office:value-type="string">
            <text:p>Person</text:p>
          </table:table-cell>
          <table:table-cell office:value-type="string">
            <text:p>Begindatum</text:p>
          </table:table-cell>
          <table:table-cell office:value-type="string">
            <text:p>Fertigstellungsdatum</text:p>
          </table:table-cell>
          <table:table-cell/>
          <table:table-cell table:style-name="ce1" office:value-type="string">
            <text:p>Legende</text:p>
          </table:table-cell>
          <table:table-cell table:number-columns-repeated="2"/>
        </table:table-row>
        <table:table-row table:style-name="ro2">
          <table:table-cell table:style-name="ce2" office:value-type="string">
            <text:p>Debugger</text:p>
          </table:table-cell>
          <table:table-cell office:value-type="string">
            <text:p>Subject</text:p>
          </table:table-cell>
          <table:table-cell table:number-columns-repeated="4"/>
          <table:table-cell table:style-name="ce8" office:value-type="string">
            <text:p>Grau 2</text:p>
          </table:table-cell>
          <table:table-cell office:value-type="string">
            <text:p>Nicht begonnen</text:p>
          </table:table-cell>
          <table:table-cell/>
        </table:table-row>
        <table:table-row table:style-name="ro2">
          <table:table-cell/>
          <table:table-cell office:value-type="string">
            <text:p>DebugLogicFacade</text:p>
          </table:table-cell>
          <table:table-cell table:number-columns-repeated="4"/>
          <table:table-cell table:style-name="ce9" office:value-type="string">
            <text:p>Orange 1</text:p>
          </table:table-cell>
          <table:table-cell office:value-type="string">
            <text:p>Begonnen</text:p>
          </table:table-cell>
          <table:table-cell/>
        </table:table-row>
        <table:table-row table:style-name="ro2">
          <table:table-cell/>
          <table:table-cell office:value-type="string">
            <text:p>ProgramInput</text:p>
          </table:table-cell>
          <table:table-cell table:number-columns-repeated="4"/>
          <table:table-cell table:style-name="ce10" office:value-type="string">
            <text:p>Gelbgrün</text:p>
          </table:table-cell>
          <table:table-cell office:value-type="string">
            <text:p>Beendet</text:p>
          </table:table-cell>
          <table:table-cell/>
        </table:table-row>
        <table:table-row table:style-name="ro2">
          <table:table-cell/>
          <table:table-cell office:value-type="string">
            <text:p>Breakpoint</text:p>
          </table:table-cell>
          <table:table-cell table:number-columns-repeated="4"/>
          <table:table-cell table:style-name="ce11" office:value-type="string">
            <text:p>Grün 3</text:p>
          </table:table-cell>
          <table:table-cell office:value-type="string">
            <text:p>Getestet</text:p>
          </table:table-cell>
          <table:table-cell/>
        </table:table-row>
        <table:table-row table:style-name="ro2">
          <table:table-cell/>
          <table:table-cell office:value-type="string">
            <text:p>StepSizeSuggestion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InputValueSuggestion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elationalSuggestion</text:p>
          </table:table-cell>
          <table:table-cell table:number-columns-repeated="4"/>
          <table:table-cell office:value-type="string">
            <text:p>Obige Zellen kopieren und auf der gewünschten Klasse so vorgehen: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impleInputSuggestion</text:p>
          </table:table-cell>
          <table:table-cell table:number-columns-repeated="4"/>
          <table:table-cell office:value-type="string">
            <text:p>1. rechtsklick inhalte einfüge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impleRelationalSuggestion</text:p>
          </table:table-cell>
          <table:table-cell table:number-columns-repeated="4"/>
          <table:table-cell office:value-type="string">
            <text:p>2. nur formate auswähle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impleInputSuggestion</text:p>
          </table:table-cell>
          <table:table-cell table:number-columns-repeated="4"/>
          <table:table-cell office:value-type="string">
            <text:p>3. Ok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2">
          <table:table-cell office:value-type="string">
            <text:p>Interpreter</text:p>
          </table:table-cell>
          <table:table-cell office:value-type="string">
            <text:p>GenerationController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CommandGenerationVisitor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Scope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Command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rrayDeclaration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rrayDeclerationAssignment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rrayElementAssignment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outineCall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eturnCommand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eclaration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eclarationAssignment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ssignment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WhileCommand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IfCommand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IfElseCommand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outineCommand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ype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race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raceIterator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raceState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raceStatePosition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ConditionalBreakpoint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WatchExpression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ScopeTuple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ermGenerationVisitor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erm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rrayAccessRelationalTerm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rrayAccessTerm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VariableRelationalTerm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VariableTerm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ConstantTerm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egativeTerm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BinaryArithmeticTerm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ermValue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FloatValue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IntValue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LongValue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oubleValue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CharValue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BooleanValue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rrayValue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dditionTerm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SubstractionTerm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MultiplicationTerm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ivisionTerm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ModuloTerm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otCondition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BinaryCondition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OrCondition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ndCondition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Comparison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MoreEqualComparision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LessEqualComparison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MoreComparison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LessComparison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EqualComparison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otEqualComparison</text:p>
          </table:table-cell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2">
          <table:table-cell office:value-type="string">
            <text:p>DL.Exceptions</text:p>
          </table:table-cell>
          <table:table-cell office:value-type="string">
            <text:p>DibuggerLogicExceptions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VariableNotFoundException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outineNotFoundExcepton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MissingReturnCallException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InvalidProgramException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WrongArgumentException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WrongTypeArgumentException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WrongNumberArgumentException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eturnTypeException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WrongTypeAssignmentException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lreadyDeclaredException</text:p>
          </table:table-cell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2">
          <table:table-cell office:value-type="string">
            <text:p>Control</text:p>
          </table:table-cell>
          <table:table-cell office:value-type="string">
            <text:p>ControlFacade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ExceptionHandler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FileHandlerInteractor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ebugLogicController</text:p>
          </table:table-cell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2">
          <table:table-cell office:value-type="string">
            <text:p>UI</text:p>
          </table:table-cell>
          <table:table-cell office:value-type="string">
            <text:p>GUIFacade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MainInterface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ebuggerPopUp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ErrorPopUp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ecisionPopUp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rrayValuePopUp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VariableSuggestionPopUp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ExpressionPanel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CommandPanel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ProgramPanel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WatchExpressionPanel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CondBreakpointPanel</text:p>
          </table:table-cell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2">
          <table:table-cell office:value-type="string">
            <text:p>FH.Facade</text:p>
          </table:table-cell>
          <table:table-cell table:style-name="ce6" office:value-type="string">
            <text:p>FileHandlerFacade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>
            <text:p>PropertiesFile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>
            <text:p>ConfigurationFile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>
            <text:p>LanguageFile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>
            <text:p>PropertiesFileReader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>
            <text:p>DBFileReader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>
            <text:p>DBFileWriter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>
            <text:p>PropertiesFileWriter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2">
          <table:table-cell office:value-type="string">
            <text:p>FH.RDBF</text:p>
          </table:table-cell>
          <table:table-cell table:style-name="ce6" office:value-type="string">
            <text:p>RDBFPropReader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>
            <text:p>RDBFDBReader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>
            <text:p>RDBFDBWriter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>
            <text:p>RDBFPropWriter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>
            <text:p>RDBFParser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>
            <text:p>RDBFReader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>
            <text:p>RDBFWriter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>
            <text:p>RDBFFile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>
            <text:p>RDBFAdditions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>
            <text:p>RDBFBlock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>
            <text:p>RDBFData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2">
          <table:table-cell office:value-type="string">
            <text:p>FH.Excpetions</text:p>
          </table:table-cell>
          <table:table-cell table:style-name="ce7" office:value-type="string">
            <text:p>FileHandlerException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>
            <text:p>LanguageNotFoundException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>
            <text:p>ParseBlockException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>
            <text:p>ParseAssignmentException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>
            <text:p>InvalidLineTypeException</text:p>
          </table:table-cell>
          <table:table-cell office:value-type="string">
            <text:p>Pascal</text:p>
          </table:table-cell>
          <table:table-cell table:number-columns-repeated="6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10.01.2018</text:date>, <text:time>12:33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1:38:34.42</meta:creation-date>
    <dc:date>2018-01-10T12:33:16.44</dc:date>
    <meta:editing-duration>PT30M24S</meta:editing-duration>
    <meta:editing-cycles>11</meta:editing-cycles>
    <meta:generator>OpenOffice.org/3.4.1$Win32 OpenOffice.org_project/341m1$Build-9593</meta:generator>
    <meta:document-statistic meta:table-count="3" meta:cell-count="168" meta:object-count="0"/>
  </office:meta>
</office:document-meta>
</file>